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e2a9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a9a9e2" draw:textarea-horizontal-align="center" draw:textarea-vertical-align="middle"/>
    </style:style>
    <style:style style:name="gr15" style:family="graphic" style:parent-style-name="standard">
      <style:graphic-properties draw:fill="solid" draw:fill-color="#a9e2a9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7" style:family="graphic" style:parent-style-name="standard">
      <style:graphic-properties draw:fill="solid" draw:fill-color="#e5e2e2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0" style:family="graphic" style:parent-style-name="standard">
      <style:graphic-properties draw:fill="solid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5e2e2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3" style:family="graphic" style:parent-style-name="standard">
      <style:graphic-properties draw:fill="solid" draw:fill-color="#87e2e0" draw:textarea-horizontal-align="center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5" style:family="graphic" style:parent-style-name="standard">
      <style:graphic-properties draw:fill="solid" draw:fill-color="#a9a9e2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9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2.701cm">
          <text:p text:style-name="P1">junior/folderView</text:p>
        </draw:rect>
        <draw:connector draw:style-name="gr8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6" draw:text-style-name="P1" xml:id="id10" draw:id="id10" draw:layer="layout" svg:width="4.445cm" svg:height="1.27cm" svg:x="15.24cm" svg:y="12.7cm">
          <text:p text:style-name="P1">slides/worker</text:p>
        </draw:rect>
        <draw:connector draw:style-name="gr7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9" draw:text-style-name="P1" xml:id="id11" draw:id="id11" draw:layer="layout" svg:width="4.445cm" svg:height="1.27cm" svg:x="19.685cm" svg:y="15.24cm">
          <text:p text:style-name="P1">convertEdi()</text:p>
        </draw:rect>
        <draw:connector draw:style-name="gr5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0" draw:text-style-name="P1" xml:id="id12" draw:id="id12" draw:layer="layout" svg:width="3.175cm" svg:height="1.269cm" svg:x="8.255cm" svg:y="13.97cm">
          <text:p text:style-name="P1">$fileName</text:p>
        </draw:rect>
        <draw:connector draw:style-name="gr11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1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0" draw:text-style-name="P1" xml:id="id13" draw:id="id13" draw:layer="layout" svg:width="3.175cm" svg:height="1.269cm" svg:x="15.24cm" svg:y="18.415cm">
          <text:p text:style-name="P1">$ what</text:p>
        </draw:rect>
        <draw:connector draw:style-name="gr11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5" draw:text-style-name="P1" xml:id="id14" draw:id="id1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3" draw:text-style-name="P3" xml:id="id15" draw:id="id15" draw:layer="layout" svg:width="5.715cm" svg:height="1.269cm" svg:x="3.81cm" svg:y="4.445cm">
          <text:p text:style-name="P1"><text:span text:style-name="T1">junior/loadClaims</text:span></text:p>
        </draw:rect>
        <draw:connector draw:style-name="gr12" draw:text-style-name="P1" draw:layer="layout" svg:x1="1.905cm" svg:y1="3.175cm" svg:x2="3.81cm" svg:y2="5.079cm" draw:start-shape="id14" draw:start-glue-point="2" draw:end-shape="id15" draw:end-glue-point="3" svg:d="M1905 3175v1904h1905">
          <text:p/>
        </draw:connector>
        <draw:rect draw:style-name="gr9" draw:text-style-name="P3" xml:id="id18" draw:id="id18" draw:layer="layout" svg:width="5.715cm" svg:height="1.269cm" svg:x="7.62cm" svg:y="7.621cm">
          <text:p text:style-name="P1"><text:span text:style-name="T1">getClaims()</text:span></text:p>
        </draw:rect>
        <draw:rect draw:style-name="gr6" draw:text-style-name="P3" xml:id="id16" draw:id="id16" draw:layer="layout" svg:width="5.715cm" svg:height="1.269cm" svg:x="1.905cm" svg:y="11.43cm">
          <text:p text:style-name="P1"><text:span text:style-name="T1">junior</text:span></text:p>
        </draw:rect>
        <draw:rect draw:style-name="gr9" draw:text-style-name="P3" xml:id="id17" draw:id="id17" draw:layer="layout" svg:width="5.715cm" svg:height="1.269cm" svg:x="8.255cm" svg:y="13.97cm">
          <text:p text:style-name="P1"><text:span text:style-name="T1">getNewClaims()</text:span></text:p>
        </draw:rect>
        <draw:connector draw:style-name="gr12" draw:text-style-name="P1" draw:layer="layout" svg:x1="4.762cm" svg:y1="12.699cm" svg:x2="8.255cm" svg:y2="14.604cm" draw:start-shape="id16" draw:start-glue-point="2" draw:end-shape="id17" draw:end-glue-point="3" svg:d="M4762 12699v1905h3493">
          <text:p/>
        </draw:connector>
        <draw:connector draw:style-name="gr12" draw:text-style-name="P1" draw:layer="layout" svg:x1="6.667cm" svg:y1="5.714cm" svg:x2="7.62cm" svg:y2="8.255cm" draw:start-shape="id15" draw:start-glue-point="2" draw:end-shape="id18" draw:end-glue-point="3" svg:d="M6667 5714v2541h953">
          <text:p/>
        </draw:connector>
        <draw:rect draw:style-name="gr3" draw:text-style-name="P3" xml:id="id19" draw:id="id19" draw:layer="layout" svg:width="5.715cm" svg:height="1.269cm" svg:x="15.875cm" svg:y="1.905cm">
          <text:p text:style-name="P1"><text:span text:style-name="T1">.claimFile</text:span></text:p>
        </draw:rect>
        <draw:connector draw:style-name="gr12" draw:text-style-name="P1" draw:layer="layout" svg:x1="9.525cm" svg:y1="5.079cm" svg:x2="15.875cm" svg:y2="2.539cm" draw:start-shape="id15" draw:start-glue-point="1" draw:end-shape="id19" draw:end-glue-point="3" svg:d="M9525 5079h3175v-2540h3175">
          <text:p/>
        </draw:connector>
        <draw:rect draw:style-name="gr9" draw:text-style-name="P3" xml:id="id20" draw:id="id20" draw:layer="layout" svg:width="5.715cm" svg:height="1.269cm" svg:x="8.255cm" svg:y="17.146cm">
          <text:p text:style-name="P1"><text:span text:style-name="T1">getProcessedClaims()</text:span></text:p>
        </draw:rect>
        <draw:connector draw:style-name="gr12" draw:text-style-name="P1" draw:layer="layout" svg:x1="4.762cm" svg:y1="12.699cm" svg:x2="8.255cm" svg:y2="17.78cm" draw:start-shape="id16" draw:start-glue-point="2" draw:end-shape="id20" draw:end-glue-point="3" svg:d="M4762 12699v5081h3493">
          <text:p/>
        </draw:connector>
        <draw:rect draw:style-name="gr9" draw:text-style-name="P3" xml:id="id21" draw:id="id21" draw:layer="layout" svg:width="5.715cm" svg:height="1.269cm" svg:x="16.51cm" svg:y="19.05cm">
          <text:p text:style-name="P1"><text:span text:style-name="T1">resetClaim()</text:span></text:p>
        </draw:rect>
        <draw:rect draw:style-name="gr9" draw:text-style-name="P3" xml:id="id22" draw:id="id22" draw:layer="layout" svg:width="5.08cm" svg:height="1.269cm" svg:x="17.145cm" svg:y="15.24cm">
          <text:p text:style-name="P1"><text:span text:style-name="T1">processClaim()</text:span></text:p>
        </draw:rect>
        <draw:connector draw:style-name="gr12" draw:text-style-name="P1" draw:layer="layout" svg:x1="4.762cm" svg:y1="12.699cm" svg:x2="16.51cm" svg:y2="19.684cm" draw:start-shape="id16" draw:start-glue-point="2" draw:end-shape="id21" draw:end-glue-point="3" svg:d="M4762 12699v6985h11748">
          <text:p/>
        </draw:connector>
        <draw:connector draw:style-name="gr12" draw:text-style-name="P1" draw:layer="layout" svg:x1="4.762cm" svg:y1="12.699cm" svg:x2="17.145cm" svg:y2="15.874cm" draw:start-shape="id16" draw:start-glue-point="2" draw:end-shape="id22" draw:end-glue-point="3" svg:d="M4762 12699v3175h12383">
          <text:p/>
        </draw:connector>
        <draw:rect draw:style-name="gr3" draw:text-style-name="P3" xml:id="id23" draw:id="id23" draw:layer="layout" svg:width="5.715cm" svg:height="1.269cm" svg:x="15.875cm" svg:y="3.81cm">
          <text:p text:style-name="P1"><text:span text:style-name="T1">.processedClaimFile</text:span></text:p>
        </draw:rect>
        <draw:connector draw:style-name="gr12" draw:text-style-name="P1" draw:layer="layout" svg:x1="9.525cm" svg:y1="5.079cm" svg:x2="15.875cm" svg:y2="4.444cm" draw:start-shape="id15" draw:start-glue-point="1" draw:end-shape="id23" svg:d="M9525 5079h3175v-635h3175">
          <text:p/>
        </draw:connector>
        <draw:connector draw:style-name="gr13" draw:text-style-name="P1" draw:layer="layout" draw:line-skew="2.039cm" svg:x1="21.59cm" svg:y1="2.539cm" svg:x2="22.225cm" svg:y2="15.874cm" draw:start-shape="id19" draw:start-glue-point="1" draw:end-shape="id22" svg:d="M21590 2539h3175v13335h-2540">
          <text:p/>
        </draw:connector>
        <draw:connector draw:style-name="gr13" draw:text-style-name="P1" draw:layer="layout" draw:line-skew="0.769cm" svg:x1="21.59cm" svg:y1="4.444cm" svg:x2="22.225cm" svg:y2="19.684cm" draw:start-shape="id23" draw:start-glue-point="1" draw:end-shape="id21" svg:d="M21590 4444h1905v15240h-1270">
          <text:p/>
        </draw:connector>
        <draw:connector draw:style-name="gr13" draw:text-style-name="P1" draw:layer="layout" draw:line-skew="2.039cm" svg:x1="13.335cm" svg:y1="8.255cm" svg:x2="13.97cm" svg:y2="14.604cm" draw:start-shape="id18" draw:start-glue-point="1" draw:end-shape="id17" draw:end-glue-point="1" svg:d="M13335 8255h3175v6349h-2540">
          <text:p/>
        </draw:connector>
        <draw:connector draw:style-name="gr13" draw:text-style-name="P1" draw:layer="layout" draw:line-skew="2.039cm" svg:x1="13.335cm" svg:y1="8.255cm" svg:x2="13.97cm" svg:y2="17.78cm" draw:start-shape="id18" draw:start-glue-point="1" draw:end-shape="id20" draw:end-glue-point="1" svg:d="M13335 8255h3175v9525h-2540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rect draw:style-name="gr14" draw:text-style-name="P3" xml:id="id24" draw:id="id24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3" xml:id="id25" draw:id="id25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3" draw:layer="layout" svg:width="4.445cm" svg:height="1.109cm" svg:x="1.27cm" svg:y="16.036cm">
          <text:p text:style-name="P1"><text:span text:style-name="T1">test</text:span></text:p>
        </draw:rect>
        <draw:rect draw:style-name="gr9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5" draw:text-style-name="P1" draw:layer="layout" svg:x1="5.715cm" svg:y1="2.857cm" svg:x2="8.89cm" svg:y2="1.985cm" draw:start-shape="id24" draw:start-glue-point="1" draw:end-shape="id25" draw:end-glue-point="3" svg:d="M5715 2857h1588v-872h1587">
          <text:p/>
        </draw:connector>
        <draw:rect draw:style-name="gr10" draw:text-style-name="P3" xml:id="id27" draw:id="id27" draw:layer="layout" svg:width="4.445cm" svg:height="1.109cm" svg:x="22.86cm" svg:y="6.35cm">
          <text:p text:style-name="P1"><text:span text:style-name="T1">EDI837</text:span></text:p>
        </draw:rect>
        <draw:rect draw:style-name="gr10" draw:text-style-name="P3" xml:id="id28" draw:id="id28" draw:layer="layout" svg:width="4.445cm" svg:height="1.109cm" svg:x="22.86cm" svg:y="7.62cm">
          <text:p text:style-name="P1"><text:span text:style-name="T1">EDI837D</text:span></text:p>
        </draw:rect>
        <draw:rect draw:style-name="gr10" draw:text-style-name="P3" xml:id="id29" draw:id="id29" draw:layer="layout" svg:width="4.445cm" svg:height="1.109cm" svg:x="22.86cm" svg:y="8.89cm">
          <text:p text:style-name="P1"><text:span text:style-name="T1">dentalClaim</text:span></text:p>
        </draw:rect>
        <draw:rect draw:style-name="gr10" draw:text-style-name="P3" xml:id="id30" draw:id="id30" draw:layer="layout" svg:width="4.445cm" svg:height="1.109cm" svg:x="22.86cm" svg:y="10.16cm">
          <text:p text:style-name="P1"><text:span text:style-name="T1">billingProvider</text:span></text:p>
        </draw:rect>
        <draw:rect draw:style-name="gr10" draw:text-style-name="P3" xml:id="id31" draw:id="id31" draw:layer="layout" svg:width="4.445cm" svg:height="1.109cm" svg:x="22.86cm" svg:y="11.43cm">
          <text:p text:style-name="P1"><text:span text:style-name="T1">service</text:span></text:p>
        </draw:rect>
        <draw:rect draw:style-name="gr10" draw:text-style-name="P3" xml:id="id32" draw:id="id32" draw:layer="layout" svg:width="4.445cm" svg:height="1.109cm" svg:x="22.86cm" svg:y="12.7cm">
          <text:p text:style-name="P1"><text:span text:style-name="T1">patient</text:span></text:p>
        </draw:rect>
        <draw:rect draw:style-name="gr10" draw:text-style-name="P3" xml:id="id26" draw:id="id26" draw:layer="layout" svg:width="4.445cm" svg:height="1.109cm" svg:x="19.05cm" svg:y="3.81cm">
          <text:p text:style-name="P1"><text:span text:style-name="T1">lib/classes</text:span></text:p>
        </draw:rect>
        <draw:connector draw:style-name="gr15" draw:text-style-name="P1" draw:layer="layout" svg:x1="21.272cm" svg:y1="4.919cm" svg:x2="22.86cm" svg:y2="6.904cm" draw:start-shape="id26" draw:start-glue-point="2" draw:end-shape="id27" draw:end-glue-point="3" svg:d="M21272 4919v1985h1588">
          <text:p/>
        </draw:connector>
        <draw:connector draw:style-name="gr15" draw:text-style-name="P1" draw:layer="layout" svg:x1="21.272cm" svg:y1="4.919cm" svg:x2="22.86cm" svg:y2="8.174cm" draw:start-shape="id26" draw:start-glue-point="2" draw:end-shape="id28" draw:end-glue-point="3" svg:d="M21272 4919v3255h1588">
          <text:p/>
        </draw:connector>
        <draw:connector draw:style-name="gr15" draw:text-style-name="P1" draw:layer="layout" svg:x1="21.272cm" svg:y1="4.919cm" svg:x2="22.86cm" svg:y2="9.444cm" draw:start-shape="id26" draw:start-glue-point="2" draw:end-shape="id29" draw:end-glue-point="3" svg:d="M21272 4919v4525h1588">
          <text:p/>
        </draw:connector>
        <draw:connector draw:style-name="gr15" draw:text-style-name="P1" draw:layer="layout" svg:x1="21.272cm" svg:y1="4.919cm" svg:x2="22.86cm" svg:y2="10.714cm" draw:start-shape="id26" draw:end-shape="id30" draw:end-glue-point="3" svg:d="M21272 4919v5795h1588">
          <text:p/>
        </draw:connector>
        <draw:connector draw:style-name="gr15" draw:text-style-name="P1" draw:layer="layout" svg:x1="21.272cm" svg:y1="4.919cm" svg:x2="22.86cm" svg:y2="11.984cm" draw:start-shape="id26" draw:start-glue-point="2" draw:end-shape="id31" draw:end-glue-point="3" svg:d="M21272 4919v7065h1588">
          <text:p/>
        </draw:connector>
        <draw:connector draw:style-name="gr15" draw:text-style-name="P1" draw:layer="layout" svg:x1="21.272cm" svg:y1="4.919cm" svg:x2="22.86cm" svg:y2="13.254cm" draw:start-shape="id26" draw:start-glue-point="2" draw:end-shape="id32" draw:end-glue-point="3" svg:d="M21272 4919v8335h1588">
          <text:p/>
        </draw:connector>
        <draw:connector draw:style-name="gr16" draw:text-style-name="P1" draw:layer="layout" draw:type="line" svg:x1="19.05cm" svg:y1="4.364cm" svg:x2="13.335cm" svg:y2="1.985cm" draw:start-shape="id26" draw:start-glue-point="3" draw:end-shape="id25" svg:d="M19050 4364l-5715-2379">
          <text:p/>
        </draw:connector>
        <draw:rect draw:style-name="gr10" draw:text-style-name="P3" xml:id="id33" draw:id="id33" draw:layer="layout" svg:width="4.445cm" svg:height="1.109cm" svg:x="19.05cm" svg:y="0.796cm">
          <text:p text:style-name="P1"><text:span text:style-name="T1">$fileName</text:span></text:p>
        </draw:rect>
        <draw:connector draw:style-name="gr11" draw:text-style-name="P1" draw:layer="layout" draw:type="line" svg:x1="19.05cm" svg:y1="1.35cm" svg:x2="13.335cm" svg:y2="1.985cm" draw:start-shape="id33" draw:start-glue-point="3" draw:end-shape="id25" draw:end-glue-point="1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rect draw:style-name="gr17" draw:text-style-name="P3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17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1T0">
        <draw:connector draw:style-name="gr19" draw:text-style-name="P1" draw:layer="layout" draw:type="line" svg:x1="10.795cm" svg:y1="12.435cm" svg:x2="11.43cm" svg:y2="15.401cm" draw:start-shape="id34" draw:start-glue-point="2" draw:end-shape="id35" draw:end-glue-point="0" svg:d="M10795 12435l635 2966">
          <text:p/>
        </draw:connector>
        <draw:rect draw:style-name="gr18" draw:text-style-name="P3" xml:id="id38" draw:id="id38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3" xml:id="id40" draw:id="id40" draw:layer="layout" svg:width="5.715cm" svg:height="1.109cm" svg:x="6.985cm" svg:y="3.336cm">
          <text:p text:style-name="P1"><text:span text:style-name="T1">loadEDI837D($file)</text:span></text:p>
        </draw:rect>
        <draw:rect draw:style-name="gr10" draw:text-style-name="P3" xml:id="id41" draw:id="id41" draw:layer="layout" svg:width="2.54cm" svg:height="1.109cm" svg:x="16.51cm" svg:y="1.27cm">
          <text:p text:style-name="P1"><text:span text:style-name="T1">@m</text:span></text:p>
        </draw:rect>
        <draw:rect draw:style-name="gr10" draw:text-style-name="P3" xml:id="id42" draw:id="id42" draw:layer="layout" svg:width="2.54cm" svg:height="1.109cm" svg:x="16.51cm" svg:y="3.014cm">
          <text:p text:style-name="P1"><text:span text:style-name="T1">$x12</text:span></text:p>
        </draw:rect>
        <draw:rect draw:style-name="gr10" draw:text-style-name="P3" xml:id="id43" draw:id="id43" draw:layer="layout" svg:width="3.175cm" svg:height="1.109cm" svg:x="16.51cm" svg:y="4.445cm">
          <text:p text:style-name="P1"><text:span text:style-name="T1">$segments</text:span></text:p>
        </draw:rect>
        <draw:rect draw:style-name="gr10" draw:text-style-name="P3" xml:id="id37" draw:id="id37" draw:layer="layout" svg:width="3.175cm" svg:height="1.109cm" svg:x="16.51cm" svg:y="6.189cm">
          <text:p text:style-name="P1"><text:span text:style-name="T1">$ediObj</text:span></text:p>
        </draw:rect>
        <draw:rect draw:style-name="gr18" draw:text-style-name="P3" xml:id="id36" draw:id="id36" draw:layer="layout" svg:width="4.445cm" svg:height="1.109cm" svg:x="22.225cm" svg:y="6.35cm">
          <text:p text:style-name="P1"><text:span text:style-name="T1">EDI837D</text:span></text:p>
        </draw:rect>
        <draw:connector draw:style-name="gr19" draw:text-style-name="P1" draw:layer="layout" draw:type="line" svg:x1="22.225cm" svg:y1="6.904cm" svg:x2="19.685cm" svg:y2="6.743cm" draw:start-shape="id36" draw:end-shape="id37" svg:d="M22225 6904l-2540-161">
          <text:p/>
        </draw:connector>
        <draw:rect draw:style-name="gr10" draw:text-style-name="P3" xml:id="id39" draw:id="id39" draw:layer="layout" svg:width="3.175cm" svg:height="1.109cm" svg:x="7.62cm" svg:y="0.796cm">
          <text:p text:style-name="P1"><text:span text:style-name="T1">$filepath</text:span></text:p>
        </draw:rect>
        <draw:connector draw:style-name="gr20" draw:text-style-name="P1" draw:layer="layout" svg:x1="5.08cm" svg:y1="1.35cm" svg:x2="7.62cm" svg:y2="1.35cm" draw:start-shape="id38" draw:start-glue-point="1" draw:end-shape="id39" svg:d="M5080 1350h2540">
          <text:p/>
        </draw:connector>
        <draw:connector draw:style-name="gr20" draw:text-style-name="P1" draw:layer="layout" svg:x1="5.08cm" svg:y1="1.35cm" svg:x2="6.985cm" svg:y2="3.89cm" draw:start-shape="id38" draw:start-glue-point="1" draw:end-shape="id40" draw:end-glue-point="3" svg:d="M5080 1350h953v2540h952">
          <text:p/>
        </draw:connector>
        <draw:connector draw:style-name="gr20" draw:text-style-name="P1" draw:layer="layout" svg:x1="12.7cm" svg:y1="3.89cm" svg:x2="16.51cm" svg:y2="1.824cm" draw:start-shape="id40" draw:start-glue-point="1" draw:end-shape="id41" draw:end-glue-point="3" svg:d="M12700 3890h1905v-2066h1905">
          <text:p/>
        </draw:connector>
        <draw:connector draw:style-name="gr20" draw:text-style-name="P1" draw:layer="layout" svg:x1="12.7cm" svg:y1="3.89cm" svg:x2="16.51cm" svg:y2="3.568cm" draw:start-shape="id40" draw:start-glue-point="1" draw:end-shape="id42" draw:end-glue-point="3" svg:d="M12700 3890h1905v-322h1905">
          <text:p/>
        </draw:connector>
        <draw:connector draw:style-name="gr20" draw:text-style-name="P1" draw:layer="layout" svg:x1="12.7cm" svg:y1="3.89cm" svg:x2="16.51cm" svg:y2="4.999cm" draw:start-shape="id40" draw:start-glue-point="1" draw:end-shape="id43" draw:end-glue-point="3" svg:d="M12700 3890h1905v1109h1905">
          <text:p/>
        </draw:connector>
        <draw:connector draw:style-name="gr20" draw:text-style-name="P1" draw:layer="layout" svg:x1="12.7cm" svg:y1="3.89cm" svg:x2="16.51cm" svg:y2="6.743cm" draw:start-shape="id40" draw:start-glue-point="1" draw:end-shape="id37" draw:end-glue-point="3" svg:d="M12700 3890h1905v2853h1905">
          <text:p/>
        </draw:connector>
        <draw:rect draw:style-name="gr10" draw:text-style-name="P3" xml:id="id44" draw:id="id44" draw:layer="layout" svg:width="3.175cm" svg:height="1.109cm" svg:x="16.51cm" svg:y="7.781cm">
          <text:p text:style-name="P1"><text:span text:style-name="T1">$seg</text:span></text:p>
        </draw:rect>
        <draw:connector draw:style-name="gr20" draw:text-style-name="P1" draw:layer="layout" svg:x1="12.7cm" svg:y1="3.89cm" svg:x2="16.51cm" svg:y2="8.335cm" draw:start-shape="id40" draw:start-glue-point="1" draw:end-shape="id44" draw:end-glue-point="3" svg:d="M12700 3890h1905v4445h1905">
          <text:p/>
        </draw:connector>
        <draw:rect draw:style-name="gr9" draw:text-style-name="P3" xml:id="id45" draw:id="id45" draw:layer="layout" svg:width="6.35cm" svg:height="1.109cm" svg:x="6.985cm" svg:y="8.89cm">
          <text:p text:style-name="P1"><text:span text:style-name="T1">*loadProvider($segments)</text:span></text:p>
        </draw:rect>
        <draw:connector draw:style-name="gr19" draw:text-style-name="P1" draw:layer="layout" draw:type="line" svg:x1="9.842cm" svg:y1="4.445cm" svg:x2="10.16cm" svg:y2="8.89cm" draw:start-shape="id40" draw:start-glue-point="2" draw:end-shape="id45" svg:d="M9842 4445l318 4445">
          <text:p/>
        </draw:connector>
        <draw:connector draw:style-name="gr20" draw:text-style-name="P1" draw:layer="layout" svg:x1="5.08cm" svg:y1="1.35cm" svg:x2="6.985cm" svg:y2="9.444cm" draw:start-shape="id38" draw:start-glue-point="1" draw:end-shape="id45" draw:end-glue-point="3" svg:d="M5080 1350h953v8094h952">
          <text:p/>
        </draw:connector>
        <draw:rect draw:style-name="gr9" draw:text-style-name="P3" xml:id="id47" draw:id="id47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3" xml:id="id46" draw:id="id46" draw:layer="layout" svg:width="5.715cm" svg:height="1.109cm" svg:x="6.985cm" svg:y="17.145cm">
          <text:p text:style-name="P1"><text:span text:style-name="T1">test()</text:span></text:p>
        </draw:rect>
        <draw:connector draw:style-name="gr20" draw:text-style-name="P1" draw:layer="layout" svg:x1="5.08cm" svg:y1="1.35cm" svg:x2="6.985cm" svg:y2="17.699cm" draw:start-shape="id38" draw:start-glue-point="1" draw:end-shape="id46" draw:end-glue-point="3" svg:d="M5080 1350h953v16349h952">
          <text:p/>
        </draw:connector>
        <draw:connector draw:style-name="gr20" draw:text-style-name="P1" draw:layer="layout" svg:x1="5.08cm" svg:y1="1.35cm" svg:x2="6.985cm" svg:y2="19.604cm" draw:start-shape="id38" draw:start-glue-point="1" draw:end-shape="id47" draw:end-glue-point="3" svg:d="M5080 1350h953v18254h952">
          <text:p/>
        </draw:connector>
        <draw:rect draw:style-name="gr10" draw:text-style-name="P3" xml:id="id49" draw:id="id49" draw:layer="layout" svg:width="3.175cm" svg:height="1.109cm" svg:x="16.51cm" svg:y="9.686cm">
          <text:p text:style-name="P1"><text:span text:style-name="T1">$provider</text:span></text:p>
        </draw:rect>
        <draw:rect draw:style-name="gr18" draw:text-style-name="P3" xml:id="id48" draw:id="id48" draw:layer="layout" svg:width="4.445cm" svg:height="1.109cm" svg:x="22.225cm" svg:y="10.16cm">
          <text:p text:style-name="P1"><text:span text:style-name="T1">billingProvider</text:span></text:p>
        </draw:rect>
        <draw:connector draw:style-name="gr19" draw:text-style-name="P1" draw:layer="layout" draw:type="line" svg:x1="22.225cm" svg:y1="10.714cm" svg:x2="19.685cm" svg:y2="10.24cm" draw:start-shape="id48" draw:start-glue-point="3" draw:end-shape="id49" draw:end-glue-point="1" svg:d="M22225 10714l-2540-474">
          <text:p/>
        </draw:connector>
        <draw:connector draw:style-name="gr20" draw:text-style-name="P1" draw:layer="layout" svg:x1="13.335cm" svg:y1="9.444cm" svg:x2="16.51cm" svg:y2="10.24cm" draw:start-shape="id45" draw:start-glue-point="1" draw:end-shape="id49" draw:end-glue-point="3" svg:d="M13335 9444h1588v796h1587">
          <text:p/>
        </draw:connector>
        <draw:rect draw:style-name="gr9" draw:text-style-name="P3" xml:id="id34" draw:id="id34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0" draw:text-style-name="P1" draw:layer="layout" svg:x1="5.08cm" svg:y1="1.35cm" svg:x2="6.985cm" svg:y2="11.88cm" draw:start-shape="id38" draw:start-glue-point="1" draw:end-shape="id34" draw:end-glue-point="3" svg:d="M5080 1350h953v10530h952">
          <text:p/>
        </draw:connector>
        <draw:connector draw:style-name="gr19" draw:text-style-name="P1" draw:layer="layout" draw:type="line" svg:x1="10.16cm" svg:y1="9.999cm" svg:x2="10.795cm" svg:y2="11.326cm" draw:start-shape="id45" draw:start-glue-point="2" draw:end-shape="id34" svg:d="M10160 9999l635 1327">
          <text:p/>
        </draw:connector>
        <draw:rect draw:style-name="gr10" draw:text-style-name="P3" xml:id="id51" draw:id="id51" draw:layer="layout" svg:width="3.175cm" svg:height="1.109cm" svg:x="16.51cm" svg:y="11.752cm">
          <text:p text:style-name="P1"><text:span text:style-name="T1">$claim</text:span></text:p>
        </draw:rect>
        <draw:rect draw:style-name="gr18" draw:text-style-name="P3" xml:id="id50" draw:id="id50" draw:layer="layout" svg:width="4.445cm" svg:height="1.109cm" svg:x="22.225cm" svg:y="12.226cm">
          <text:p text:style-name="P1"><text:span text:style-name="T1">dentalClaim</text:span></text:p>
        </draw:rect>
        <draw:connector draw:style-name="gr19" draw:text-style-name="P1" draw:layer="layout" draw:type="line" svg:x1="22.225cm" svg:y1="12.78cm" svg:x2="19.685cm" svg:y2="12.306cm" draw:start-shape="id50" draw:start-glue-point="3" draw:end-shape="id51" draw:end-glue-point="1" svg:d="M22225 12780l-2540-474">
          <text:p/>
        </draw:connector>
        <draw:connector draw:style-name="gr20" draw:text-style-name="P1" draw:layer="layout" svg:x1="14.605cm" svg:y1="11.88cm" svg:x2="16.51cm" svg:y2="12.306cm" draw:start-shape="id34" draw:start-glue-point="1" draw:end-shape="id51" draw:end-glue-point="3" svg:d="M14605 11880h953v426h952">
          <text:p/>
        </draw:connector>
        <draw:rect draw:style-name="gr9" draw:text-style-name="P3" xml:id="id54" draw:id="id54" draw:layer="layout" svg:width="7.62cm" svg:height="1.109cm" svg:x="6.985cm" svg:y="13.496cm">
          <text:p text:style-name="P1"><text:span text:style-name="T1">*loadService($segments)</text:span></text:p>
        </draw:rect>
        <draw:rect draw:style-name="gr10" draw:text-style-name="P3" xml:id="id53" draw:id="id53" draw:layer="layout" svg:width="3.175cm" svg:height="1.109cm" svg:x="16.51cm" svg:y="13.657cm">
          <text:p text:style-name="P1"><text:span text:style-name="T1">$service</text:span></text:p>
        </draw:rect>
        <draw:rect draw:style-name="gr18" draw:text-style-name="P3" xml:id="id52" draw:id="id52" draw:layer="layout" svg:width="4.445cm" svg:height="1.109cm" svg:x="22.225cm" svg:y="14.131cm">
          <text:p text:style-name="P1"><text:span text:style-name="T1">service</text:span></text:p>
        </draw:rect>
        <draw:connector draw:style-name="gr19" draw:text-style-name="P1" draw:layer="layout" draw:type="line" svg:x1="22.225cm" svg:y1="14.685cm" svg:x2="19.685cm" svg:y2="14.211cm" draw:start-shape="id52" draw:start-glue-point="3" draw:end-shape="id53" draw:end-glue-point="1" svg:d="M22225 14685l-2540-474">
          <text:p/>
        </draw:connector>
        <draw:connector draw:style-name="gr20" draw:text-style-name="P1" draw:layer="layout" svg:x1="14.605cm" svg:y1="14.05cm" svg:x2="16.51cm" svg:y2="14.211cm" draw:start-shape="id54" draw:start-glue-point="1" draw:end-shape="id53" draw:end-glue-point="3" svg:d="M14605 14050h953v161h952">
          <text:p/>
        </draw:connector>
        <draw:connector draw:style-name="gr20" draw:text-style-name="P1" draw:layer="layout" svg:x1="5.08cm" svg:y1="1.35cm" svg:x2="6.985cm" svg:y2="14.05cm" draw:start-shape="id38" draw:start-glue-point="1" draw:end-shape="id54" draw:end-glue-point="3" svg:d="M5080 1350h953v12700h952">
          <text:p/>
        </draw:connector>
        <draw:connector draw:style-name="gr19" draw:text-style-name="P1" draw:layer="layout" draw:type="line" svg:x1="10.795cm" svg:y1="12.435cm" svg:x2="10.795cm" svg:y2="13.496cm" draw:start-shape="id34" draw:start-glue-point="2" draw:end-shape="id54" svg:d="M10795 12435v1061">
          <text:p/>
        </draw:connector>
        <draw:rect draw:style-name="gr9" draw:text-style-name="P3" xml:id="id35" draw:id="id35" draw:layer="layout" svg:width="7.62cm" svg:height="1.109cm" svg:x="7.62cm" svg:y="15.401cm">
          <text:p text:style-name="P1"><text:span text:style-name="T1">*loadPatient($segments)</text:span></text:p>
        </draw:rect>
        <draw:rect draw:style-name="gr10" draw:text-style-name="P3" xml:id="id56" draw:id="id56" draw:layer="layout" svg:width="3.175cm" svg:height="1.109cm" svg:x="16.51cm" svg:y="15.562cm">
          <text:p text:style-name="P1"><text:span text:style-name="T1">$patient</text:span></text:p>
        </draw:rect>
        <draw:rect draw:style-name="gr18" draw:text-style-name="P3" xml:id="id55" draw:id="id55" draw:layer="layout" svg:width="4.445cm" svg:height="1.109cm" svg:x="22.225cm" svg:y="16.036cm">
          <text:p text:style-name="P1"><text:span text:style-name="T1">patient</text:span></text:p>
        </draw:rect>
        <draw:connector draw:style-name="gr19" draw:text-style-name="P1" draw:layer="layout" draw:type="line" svg:x1="22.225cm" svg:y1="16.59cm" svg:x2="19.685cm" svg:y2="16.116cm" draw:start-shape="id55" draw:start-glue-point="3" draw:end-shape="id56" draw:end-glue-point="1" svg:d="M22225 16590l-2540-474">
          <text:p/>
        </draw:connector>
        <draw:connector draw:style-name="gr20" draw:text-style-name="P1" draw:layer="layout" svg:x1="15.24cm" svg:y1="15.955cm" svg:x2="16.51cm" svg:y2="16.116cm" draw:start-shape="id35" draw:start-glue-point="1" draw:end-shape="id56" draw:end-glue-point="3" svg:d="M15240 15955h635v161h635">
          <text:p/>
        </draw:connector>
        <draw:connector draw:style-name="gr20" draw:text-style-name="P1" draw:layer="layout" svg:x1="5.08cm" svg:y1="1.35cm" svg:x2="7.62cm" svg:y2="15.955cm" draw:start-shape="id38" draw:start-glue-point="1" draw:end-shape="id35" draw:end-glue-point="3" svg:d="M5080 1350h1270v14605h1270">
          <text:p/>
        </draw:connector>
        <draw:rect draw:style-name="gr18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2T1">
        <draw:rect draw:style-name="gr17" draw:text-style-name="P3" xml:id="id57" draw:id="id57" draw:layer="layout" svg:width="2.54cm" svg:height="1.905cm" svg:x="1.905cm" svg:y="1.27cm">
          <text:p text:style-name="P1"><text:span text:style-name="T1">EDI837</text:span></text:p>
        </draw:rect>
        <draw:rect draw:style-name="gr17" draw:text-style-name="P3" xml:id="id58" draw:id="id58" draw:layer="layout" svg:width="3.175cm" svg:height="1.905cm" svg:x="4.445cm" svg:y="3.81cm">
          <text:p text:style-name="P1"><text:span text:style-name="T1">EDI837D</text:span></text:p>
        </draw:rect>
        <draw:rect draw:style-name="gr17" draw:text-style-name="P3" xml:id="id59" draw:id="id59" draw:layer="layout" svg:width="4.445cm" svg:height="1.904cm" svg:x="7.62cm" svg:y="6.351cm">
          <text:p text:style-name="P1"><text:span text:style-name="T1">billingProvider</text:span></text:p>
        </draw:rect>
        <draw:rect draw:style-name="gr17" draw:text-style-name="P3" xml:id="id60" draw:id="id60" draw:layer="layout" svg:width="4.445cm" svg:height="1.905cm" svg:x="11.43cm" svg:y="8.89cm">
          <text:p text:style-name="P1"><text:span text:style-name="T1">dentalClaim</text:span></text:p>
        </draw:rect>
        <draw:rect draw:style-name="gr17" draw:text-style-name="P3" xml:id="id62" draw:id="id62" draw:layer="layout" svg:width="4.445cm" svg:height="1.904cm" svg:x="15.875cm" svg:y="11.431cm">
          <text:p text:style-name="P1"><text:span text:style-name="T1">patient</text:span></text:p>
        </draw:rect>
        <draw:rect draw:style-name="gr17" draw:text-style-name="P3" xml:id="id61" draw:id="id61" draw:layer="layout" svg:width="4.445cm" svg:height="1.904cm" svg:x="15.875cm" svg:y="13.971cm">
          <text:p text:style-name="P1"><text:span text:style-name="T1">service</text:span></text:p>
        </draw:rect>
        <draw:connector draw:style-name="gr21" draw:text-style-name="P1" draw:layer="layout" svg:x1="3.175cm" svg:y1="3.175cm" svg:x2="4.445cm" svg:y2="4.762cm" draw:start-shape="id57" draw:start-glue-point="2" draw:end-shape="id58" draw:end-glue-point="3" svg:d="M3175 3175v1587h1270">
          <text:p/>
        </draw:connector>
        <draw:connector draw:style-name="gr21" draw:text-style-name="P1" draw:layer="layout" svg:x1="6.032cm" svg:y1="5.715cm" svg:x2="7.62cm" svg:y2="7.303cm" draw:start-shape="id58" draw:start-glue-point="2" draw:end-shape="id59" draw:end-glue-point="3" svg:d="M6032 5715v1588h1588">
          <text:p/>
        </draw:connector>
        <draw:connector draw:style-name="gr21" draw:text-style-name="P1" draw:layer="layout" svg:x1="9.842cm" svg:y1="8.255cm" svg:x2="11.43cm" svg:y2="9.842cm" draw:start-shape="id59" draw:start-glue-point="2" draw:end-shape="id60" draw:end-glue-point="3" svg:d="M9842 8255v1587h1588">
          <text:p/>
        </draw:connector>
        <draw:connector draw:style-name="gr21" draw:text-style-name="P1" draw:layer="layout" svg:x1="13.652cm" svg:y1="10.795cm" svg:x2="15.875cm" svg:y2="14.923cm" draw:start-shape="id60" draw:start-glue-point="2" draw:end-shape="id61" draw:end-glue-point="3" svg:d="M13652 10795v4128h2223">
          <text:p/>
        </draw:connector>
        <draw:connector draw:style-name="gr21" draw:text-style-name="P1" draw:layer="layout" svg:x1="13.652cm" svg:y1="10.795cm" svg:x2="15.875cm" svg:y2="12.383cm" draw:start-shape="id60" draw:start-glue-point="2" draw:end-shape="id62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18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63" draw:id="id63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4" draw:id="id64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5" draw:id="id65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3" draw:end-shape="id64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3" draw:start-glue-point="1" draw:end-shape="id65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66" draw:id="id66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7" draw:id="id67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8" draw:id="id68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6" draw:end-shape="id67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6" draw:start-glue-point="1" draw:end-shape="id68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69" draw:id="id69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0" draw:id="id70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795cm" svg:y2="2.54cm" draw:start-shape="id69" draw:end-shape="id70" draw:end-glue-point="6" svg:d="M4445 2540h6350">
          <text:p/>
        </draw:connector>
        <draw:rect draw:style-name="gr17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7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custom-shape draw:style-name="gr1" draw:text-style-name="P3" xml:id="id71" draw:id="id71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2" draw:id="id72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16cm" svg:y2="2.54cm" draw:start-shape="id71" draw:start-glue-point="1" draw:end-shape="id72" svg:d="M4445 2540h5715">
          <text:p/>
        </draw:connector>
        <draw:rect draw:style-name="gr17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7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7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7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7" draw:text-style-name="P3" draw:layer="layout" svg:width="4.354cm" svg:height="1.27cm" svg:x="8.255cm" svg:y="8.89cm">
          <text:p text:style-name="P1"><text:span text:style-name="T1">claims</text:span></text:p>
        </draw:rect>
        <draw:rect draw:style-name="gr17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7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7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7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7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7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7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7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7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2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86" draw:id="id86" draw:layer="layout" svg:width="3.175cm" svg:height="1.27cm" svg:x="1.27cm" svg:y="5.08cm">
          <text:p text:style-name="P1">Head</text:p>
        </draw:rect>
        <draw:rect draw:style-name="gr3" draw:text-style-name="P1" xml:id="id73" draw:id="id73" draw:layer="layout" svg:width="3.175cm" svg:height="1.27cm" svg:x="1.27cm" svg:y="6.985cm">
          <text:p text:style-name="P1">Body</text:p>
        </draw:rect>
        <draw:rect draw:style-name="gr3" draw:text-style-name="P1" xml:id="id74" draw:id="id74" draw:layer="layout" svg:width="3.175cm" svg:height="1.27cm" svg:x="3.81cm" svg:y="9.525cm">
          <text:p text:style-name="P1">#screen</text:p>
        </draw:rect>
        <draw:rect draw:style-name="gr3" draw:text-style-name="P1" xml:id="id75" draw:id="id75" draw:layer="layout" svg:width="3.175cm" svg:height="1.27cm" svg:x="3.81cm" svg:y="11.43cm">
          <text:p text:style-name="P1">#wrapper</text:p>
        </draw:rect>
        <draw:rect draw:style-name="gr3" draw:text-style-name="P1" xml:id="id76" draw:id="id76" draw:layer="layout" svg:width="3.175cm" svg:height="1.27cm" svg:x="10.16cm" svg:y="9.525cm">
          <text:p text:style-name="P1">Div</text:p>
        </draw:rect>
        <draw:rect draw:style-name="gr3" draw:text-style-name="P1" xml:id="id77" draw:id="id77" draw:layer="layout" svg:width="3.175cm" svg:height="1.27cm" svg:x="10.16cm" svg:y="11.43cm">
          <text:p text:style-name="P1">Div</text:p>
        </draw:rect>
        <draw:rect draw:style-name="gr3" draw:text-style-name="P1" xml:id="id78" draw:id="id78" draw:layer="layout" svg:width="3.175cm" svg:height="1.27cm" svg:x="10.16cm" svg:y="13.335cm">
          <text:p text:style-name="P1">Div</text:p>
        </draw:rect>
        <draw:rect draw:style-name="gr3" draw:text-style-name="P1" xml:id="id79" draw:id="id79" draw:layer="layout" svg:width="3.175cm" svg:height="1.27cm" svg:x="15.24cm" svg:y="9.525cm">
          <text:p text:style-name="P1">Header</text:p>
        </draw:rect>
        <draw:rect draw:style-name="gr3" draw:text-style-name="P1" xml:id="id81" draw:id="id81" draw:layer="layout" svg:width="3.175cm" svg:height="1.27cm" svg:x="15.24cm" svg:y="13.335cm">
          <text:p text:style-name="P1">footer</text:p>
        </draw:rect>
        <draw:rect draw:style-name="gr3" draw:text-style-name="P1" xml:id="id80" draw:id="id80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73" draw:start-glue-point="2" draw:end-shape="id74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73" draw:start-glue-point="2" draw:end-shape="id75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75" draw:start-glue-point="1" draw:end-shape="id76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75" draw:start-glue-point="1" draw:end-shape="id77" svg:d="M6985 12065h3175">
          <text:p/>
        </draw:connector>
        <draw:connector draw:style-name="gr4" draw:text-style-name="P1" draw:layer="layout" svg:x1="6.985cm" svg:y1="12.065cm" svg:x2="10.16cm" svg:y2="13.97cm" draw:start-shape="id75" draw:start-glue-point="1" draw:end-shape="id78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76" draw:start-glue-point="1" draw:end-shape="id79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77" draw:start-glue-point="1" draw:end-shape="id80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78" draw:start-glue-point="1" draw:end-shape="id81" draw:end-glue-point="3" svg:d="M13335 13970h1905">
          <text:p/>
        </draw:connector>
        <draw:rect draw:style-name="gr3" draw:text-style-name="P1" xml:id="id82" draw:id="id82" draw:layer="layout" svg:width="3.81cm" svg:height="1.27cm" svg:x="21.59cm" svg:y="8.89cm">
          <text:p text:style-name="P1">load277</text:p>
        </draw:rect>
        <draw:rect draw:style-name="gr3" draw:text-style-name="P1" xml:id="id83" draw:id="id83" draw:layer="layout" svg:width="3.81cm" svg:height="1.27cm" svg:x="21.59cm" svg:y="10.583cm">
          <text:p text:style-name="P1">todo</text:p>
        </draw:rect>
        <draw:rect draw:style-name="gr3" draw:text-style-name="P1" xml:id="id84" draw:id="id84" draw:layer="layout" svg:width="3.81cm" svg:height="1.269cm" svg:x="21.59cm" svg:y="12.276cm">
          <text:p text:style-name="P1">billMedicaid</text:p>
        </draw:rect>
        <draw:rect draw:style-name="gr3" draw:text-style-name="P1" xml:id="id85" draw:id="id85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80" draw:start-glue-point="1" draw:end-shape="id82" svg:d="M18415 12065h1588v-2540h1587">
          <text:p/>
        </draw:connector>
        <draw:connector draw:style-name="gr4" draw:text-style-name="P1" draw:layer="layout" svg:x1="18.415cm" svg:y1="12.065cm" svg:x2="21.59cm" svg:y2="11.218cm" draw:start-shape="id80" draw:end-shape="id83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80" draw:start-glue-point="1" draw:end-shape="id84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80" draw:start-glue-point="1" draw:end-shape="id85" draw:end-glue-point="3" svg:d="M18415 12065h1588v2539h1587">
          <text:p/>
        </draw:connector>
        <draw:rect draw:style-name="gr9" draw:text-style-name="P1" xml:id="id87" draw:id="id87" draw:layer="layout" svg:width="3.175cm" svg:height="1.27cm" svg:x="9.525cm" svg:y="3.175cm">
          <text:p text:style-name="P1">jquery-ui</text:p>
        </draw:rect>
        <draw:rect draw:style-name="gr9" draw:text-style-name="P1" xml:id="id88" draw:id="id88" draw:layer="layout" svg:width="3.175cm" svg:height="1.27cm" svg:x="9.525cm" svg:y="5.08cm">
          <text:p text:style-name="P1">srcipt</text:p>
        </draw:rect>
        <draw:rect draw:style-name="gr23" draw:text-style-name="P1" xml:id="id89" draw:id="id89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86" draw:start-glue-point="1" draw:end-shape="id87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86" draw:start-glue-point="1" draw:end-shape="id88" draw:end-glue-point="3" svg:d="M4445 5715h5080">
          <text:p/>
        </draw:connector>
        <draw:connector draw:style-name="gr4" draw:text-style-name="P1" draw:layer="layout" svg:x1="4.445cm" svg:y1="5.715cm" svg:x2="9.525cm" svg:y2="7.62cm" draw:start-shape="id86" draw:start-glue-point="1" draw:end-shape="id89" draw:end-glue-point="3" svg:d="M4445 5715h2540v1905h2540">
          <text:p/>
        </draw:connector>
        <draw:rect draw:style-name="gr3" draw:text-style-name="P1" xml:id="id90" draw:id="id90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73" draw:start-glue-point="2" draw:end-shape="id90" draw:end-glue-point="3" svg:d="M2857 8255v5715h953">
          <text:p/>
        </draw:connector>
        <draw:rect draw:style-name="gr3" draw:text-style-name="P1" xml:id="id91" draw:id="id91" draw:layer="layout" svg:width="3.81cm" svg:height="1.269cm" svg:x="21.59cm" svg:y="15.8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loadClaims</text:p>
        </draw:rect>
        <draw:connector draw:style-name="gr12" draw:text-style-name="P1" draw:layer="layout" svg:x1="18.415cm" svg:y1="12.065cm" svg:x2="21.59cm" svg:y2="16.509cm" draw:start-shape="id80" draw:start-glue-point="1" draw:end-shape="id91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3" draw:text-style-name="P3" xml:id="id92" draw:id="id92" draw:layer="layout" svg:width="5.715cm" svg:height="1.269cm" svg:x="1.27cm" svg:y="1.90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v/junior/loadClaims</text:span></text:p>
        </draw:rect>
        <draw:rect draw:style-name="gr14" draw:text-style-name="P1" xml:id="id93" draw:id="id93" draw:layer="layout" svg:width="3.81cm" svg:height="1.269cm" svg:x="16.51cm" svg:y="2.54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c/junior</text:p>
        </draw:rect>
        <draw:connector draw:style-name="gr24" draw:text-style-name="P1" draw:layer="layout" draw:type="line" svg:x1="6.985cm" svg:y1="2.539cm" svg:x2="16.51cm" svg:y2="3.175cm" draw:start-shape="id92" draw:start-glue-point="1" draw:end-shape="id93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14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9" draw:text-style-name="P3" xml:id="id95" draw:id="id95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96" draw:id="id96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97" draw:id="id97" draw:layer="layout" svg:width="5.08cm" svg:height="1.27cm" svg:x="6.985cm" svg:y="3.175cm">
          <text:p text:style-name="P1"><text:span text:style-name="T1">read277()</text:span></text:p>
        </draw:rect>
        <draw:rect draw:style-name="gr14" draw:text-style-name="P3" xml:id="id94" draw:id="id94" draw:layer="layout" svg:width="3.175cm" svg:height="1.27cm" svg:x="1.27cm" svg:y="2.54cm">
          <text:p text:style-name="P1"><text:span text:style-name="T1">worker</text:span></text:p>
        </draw:rect>
        <draw:connector draw:style-name="gr25" draw:text-style-name="P1" draw:layer="layout" svg:x1="4.445cm" svg:y1="3.175cm" svg:x2="6.985cm" svg:y2="7.62cm" draw:start-shape="id94" draw:start-glue-point="1" draw:end-shape="id95" draw:end-glue-point="3" svg:d="M4445 3175h1270v4445h1270">
          <text:p/>
        </draw:connector>
        <draw:connector draw:style-name="gr25" draw:text-style-name="P1" draw:layer="layout" svg:x1="4.445cm" svg:y1="3.175cm" svg:x2="6.985cm" svg:y2="1.905cm" draw:start-shape="id94" draw:start-glue-point="1" draw:end-shape="id96" draw:end-glue-point="3" svg:d="M4445 3175h1270v-1270h1270">
          <text:p/>
        </draw:connector>
        <draw:connector draw:style-name="gr25" draw:text-style-name="P1" draw:layer="layout" svg:x1="4.445cm" svg:y1="3.175cm" svg:x2="6.985cm" svg:y2="3.81cm" draw:start-shape="id94" draw:start-glue-point="1" draw:end-shape="id97" draw:end-glue-point="3" svg:d="M4445 3175h1270v635h1270">
          <text:p/>
        </draw:connector>
        <draw:rect draw:style-name="gr17" draw:text-style-name="P3" xml:id="id98" draw:id="id98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99" draw:id="id99" draw:layer="layout" svg:width="5.08cm" svg:height="1.27cm" svg:x="19.05cm" svg:y="2.54cm">
          <text:p text:style-name="P1"><text:span text:style-name="T1">loadEDI837()</text:span></text:p>
        </draw:rect>
        <draw:connector draw:style-name="gr21" draw:text-style-name="P1" draw:layer="layout" svg:x1="17.78cm" svg:y1="3.175cm" svg:x2="19.05cm" svg:y2="3.175cm" draw:start-shape="id98" draw:start-glue-point="1" draw:end-shape="id99" draw:end-glue-point="3" svg:d="M17780 3175h1270">
          <text:p/>
        </draw:connector>
        <draw:frame draw:style-name="gr26" draw:text-style-name="P4" xml:id="id100" draw:id="id100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101" draw:id="id101" draw:layer="layout" svg:width="5.08cm" svg:height="1.27cm" svg:x="6.985cm" svg:y="11.43cm">
          <text:p text:style-name="P1"><text:span text:style-name="T1">loadEdi2DB()</text:span></text:p>
        </draw:rect>
        <draw:connector draw:style-name="gr21" draw:text-style-name="P1" draw:layer="layout" svg:x1="12.065cm" svg:y1="7.62cm" svg:x2="13.97cm" svg:y2="7.726cm" draw:start-shape="id95" draw:start-glue-point="1" draw:end-shape="id100" svg:d="M12065 7620h953v106h952">
          <text:p/>
        </draw:connector>
        <draw:connector draw:style-name="gr21" draw:text-style-name="P1" draw:layer="layout" svg:x1="4.445cm" svg:y1="3.175cm" svg:x2="6.985cm" svg:y2="12.065cm" draw:start-shape="id94" draw:start-glue-point="1" draw:end-shape="id101" svg:d="M4445 3175h1270v8890h1270">
          <text:p/>
        </draw:connector>
        <draw:rect draw:style-name="gr14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7" draw:text-style-name="P4" xml:id="id102" draw:id="id102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5" draw:text-style-name="P1" draw:layer="layout" svg:x1="12.065cm" svg:y1="12.065cm" svg:x2="15.24cm" svg:y2="12.668cm" draw:start-shape="id101" draw:start-glue-point="1" draw:end-shape="id102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17" draw:text-style-name="P3" xml:id="id103" draw:id="id103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104" draw:id="id104" draw:layer="layout" svg:width="5.08cm" svg:height="1.27cm" svg:x="5.08cm" svg:y="1.905cm">
          <text:p text:style-name="P1"><text:span text:style-name="T1">loadEDI837()</text:span></text:p>
        </draw:rect>
        <draw:connector draw:style-name="gr21" draw:text-style-name="P1" draw:layer="layout" svg:x1="3.81cm" svg:y1="2.54cm" svg:x2="5.08cm" svg:y2="2.54cm" draw:start-shape="id103" draw:start-glue-point="1" draw:end-shape="id104" draw:end-glue-point="3" svg:d="M3810 2540h1270">
          <text:p/>
        </draw:connector>
        <draw:frame draw:style-name="gr28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3" draw:text-style-name="P1" xml:id="id106" draw:id="id106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4" draw:text-style-name="P1" xml:id="id105" draw:id="id105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9" draw:text-style-name="P1" draw:layer="layout" draw:type="line" svg:x1="21.59cm" svg:y1="2.223cm" svg:x2="6.985cm" svg:y2="2.223cm" draw:start-shape="id105" draw:start-glue-point="3" draw:end-shape="id106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4" draw:text-style-name="P1" draw:layer="layout" svg:width="3.81cm" svg:height="1.904cm" svg:x="23.496cm" svg:y="8.89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3H32M38S</meta:editing-duration>
    <meta:editing-cycles>14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1T09:24:43.08</dc:date>
    <dc:creator>james </dc:creator>
    <meta:document-statistic meta:object-count="328"/>
  </office:meta>
</office:document-meta>
</file>